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F00000151359F63BC69BBEE52.png" manifest:media-type="image/png"/>
  <manifest:file-entry manifest:full-path="Pictures/10000201000003AF000002126098E586756C0235.png" manifest:media-type="image/png"/>
  <manifest:file-entry manifest:full-path="Pictures/10000B9C0000A57800005D1FC64D52B0387C106A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blue-title">
      <style:graphic-properties fo:min-height="2.629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blue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 loext:opacity="100%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paragraph-properties style:writing-mode="lr-tb"/>
      <style:text-properties fo:color="#f44336" loext:opacity="100%" style:font-name="Source Sans Pro" fo:font-size="24pt" style:font-size-asian="24pt" style:font-size-complex="24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color="#0d47a1" loext:opacity="100%" style:font-name="Source Sans Pro SemiBold" fo:font-size="18pt" style:font-size-asian="18pt" style:font-size-complex="18pt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style:font-name="Source Sans Pro SemiBold"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18.7999992370605pt"/>
    </style:style>
    <style:style style:name="P11" style:family="paragraph">
      <loext:graphic-properties draw:fill-color="#ffffff"/>
    </style:style>
    <style:style style:name="T1" style:family="text">
      <style:text-properties fo:color="#0d47a1" loext:opacity="100%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loext:opacity="100%" style:font-name="Source Sans Pro SemiBold" fo:font-size="18pt" style:font-size-asian="18pt" style:font-size-complex="18pt"/>
    </style:style>
    <style:style style:name="T4" style:family="text">
      <style:text-properties style:use-window-font-color="true" loext:opacity="0%" style:font-name="Source Sans Pro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2.629cm" svg:x="2.54cm" svg:y="2.54cm" presentation:class="title" presentation:user-transformed="true">
          <draw:text-box>
            <text:p text:style-name="P1"><text:span text:style-name="T1">Big Data Infrastructure</text:span></text:p>
          </draw:text-box>
        </draw:frame>
        <draw:frame draw:style-name="gr1" draw:text-style-name="P4" draw:layer="layout" svg:width="14.785cm" svg:height="1.318cm" svg:x="2.54cm" svg:y="6.35cm">
          <draw:text-box>
            <text:p text:style-name="P3"><text:span text:style-name="T2">A1: Lambda vs Delta Architecture</text:span></text:p>
          </draw:text-box>
        </draw:frame>
        <draw:frame draw:style-name="gr2" draw:text-style-name="P6" draw:layer="layout" svg:width="5.967cm" svg:height="1.052cm" svg:x="2.54cm" svg:y="11.938cm">
          <draw:text-box>
            <text:p text:style-name="P5"><text:span text:style-name="T3">Ennio Maldonado</text:span></text:p>
          </draw:text-box>
        </draw:frame>
        <draw:frame draw:style-name="gr3" draw:text-style-name="P8" draw:layer="layout" svg:width="5.692cm" svg:height="0.958cm" svg:x="2.54cm" svg:y="12.7cm">
          <draw:text-box>
            <text:p text:style-name="P7"><text:span text:style-name="T4">18 February, 2021</text:span></text:p>
          </draw:text-box>
        </draw:frame>
        <draw:frame draw:style-name="gr4" draw:text-style-name="P9" draw:layer="layout" svg:width="12.7cm" svg:height="6.223cm" svg:x="15.24cm" svg:y="7.874cm">
          <draw:image xlink:href="Pictures/10000201000002AF00000151359F63BC69BBEE5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-blue" presentation:presentation-page-layout-name="AL1T19" presentation:use-footer-name="ftr1" presentation:use-date-time-name="dtd1">
        <draw:frame presentation:style-name="pr1" draw:layer="layout" svg:width="25.199cm" svg:height="2.629cm" svg:x="1.4cm" svg:y="0.628cm" presentation:class="title" presentation:placeholder="true">
          <draw:text-box/>
        </draw:frame>
        <presentation:notes draw:style-name="dp3">
          <draw:page-thumbnail draw:style-name="gr5" draw:layer="layout" svg:width="0.001cm" svg:height="0.001cm" svg:x="0cm" svg:y="2.124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" fo:font-family="'Source Sans Pro SemiBold'" style:font-family-generic="swiss" style:font-pitch="variable" fo:font-size="37.5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6" style:family="paragraph">
      <style:paragraph-properties fo:text-align="end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style:font-name="Source Sans Pro SemiBold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7" draw:layer="backgroundobjects" svg:width="28.016cm" svg:height="15.773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124cm" presentation:class="page"/>
        <draw:frame presentation:style-name="default-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5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6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6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13:07:13.296462081</meta:creation-date>
    <dc:date>2021-02-18T13:17:30.953823430</dc:date>
    <meta:editing-duration>PT10M18S</meta:editing-duration>
    <meta:editing-cycles>1</meta:editing-cycles>
    <meta:document-statistic meta:object-count="43"/>
    <meta:generator>LibreOffice/7.0.3.1$Linux_X86_64 LibreOffice_project/00$Build-1</meta:generator>
  </office:meta>
</office:document-meta>
</file>